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3B3B3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B3B3B3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EEECE1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EECE1" style:repeat-content="false"/>
      <style:paragraph-properties fo:text-align="center"/>
    </style:style>
    <style:style style:name="ce7" style:family="table-cell" style:parent-style-name="Default" style:data-style-name="N19">
      <style:table-cell-properties fo:border="thin solid #000000" style:vertical-align="automatic" fo:background-color="#EEECE1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9">
      <style:table-cell-properties fo:border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#EEECE1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EECE1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808080" style:repeat-content="false"/>
      <style:paragraph-properties fo:text-align="center"/>
      <style:text-properties fo:color="#FFFFFF"/>
    </style:style>
    <style:style style:name="ce15" style:family="table-cell" style:parent-style-name="Default" style:data-style-name="N0">
      <style:table-cell-properties fo:border="thin solid #000000" style:vertical-align="middle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EEECE1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EEECE1" style:repeat-content="false"/>
      <style:paragraph-properties fo:text-align="center"/>
    </style:style>
    <style:style style:name="ce18" style:family="table-cell" style:parent-style-name="Default" style:data-style-name="N19">
      <style:table-cell-properties fo:border="thin solid #000000" style:vertical-align="middle" fo:background-color="#EEECE1" style:repeat-content="false"/>
      <style:paragraph-properties fo:text-align="center"/>
    </style:style>
    <style:style style:name="ce19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0.635cm" style:use-optimal-column-width="true"/>
    </style:style>
    <style:style style:name="co2" style:family="table-column">
      <style:table-column-properties fo:break-before="auto" style:column-width="9.2075cm" style:use-optimal-column-width="true"/>
    </style:style>
    <style:style style:name="co3" style:family="table-column">
      <style:table-column-properties fo:break-before="auto" style:column-width="4.07458333333333cm" style:use-optimal-column-width="true"/>
    </style:style>
    <style:style style:name="co4" style:family="table-column">
      <style:table-column-properties fo:break-before="auto" style:column-width="3.96875cm" style:use-optimal-column-width="true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3.30729166666667cm" style:use-optimal-column-width="true"/>
    </style:style>
    <style:style style:name="co7" style:family="table-column">
      <style:table-column-properties fo:break-before="auto" style:column-width="3.83645833333333cm" style:use-optimal-column-width="true"/>
    </style:style>
    <style:style style:name="co8" style:family="table-column">
      <style:table-column-properties fo:break-before="auto" style:column-width="15.160625cm" style:use-optimal-column-width="true"/>
    </style:style>
    <style:style style:name="co9" style:family="table-column">
      <style:table-column-properties fo:break-before="auto" style:column-width="3.46604166666667cm" style:use-optimal-column-width="true"/>
    </style:style>
    <style:style style:name="co10" style:family="table-column">
      <style:table-column-properties fo:break-before="auto" style:column-width="5.52979166666667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  <style:map style:condition="cell-content()=1" style:apply-style-name="cf1"/>
      <style:map style:condition="cell-content()=2" style:apply-style-name="cf2"/>
      <style:map style:condition="cell-content-is-between(4,5)" style:apply-style-name="cf3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  <style:map style:condition="cell-content-is-between(0,19)" style:apply-style-name="cf1"/>
      <style:map style:condition="cell-content-is-between(20,79)" style:apply-style-name="cf2"/>
      <style:map style:condition="cell-content-is-between(80,100)" style:apply-style-name="cf3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  <style:map style:condition="cell-content()=1" style:apply-style-name="cf1"/>
      <style:map style:condition="cell-content()=2" style:apply-style-name="cf2"/>
      <style:map style:condition="cell-content-is-between(4,5)" style:apply-style-name="cf3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  <style:map style:condition="cell-content-is-between(0,19)" style:apply-style-name="cf1"/>
      <style:map style:condition="cell-content-is-between(20,79)" style:apply-style-name="cf2"/>
      <style:map style:condition="cell-content-is-between(80,100)" style:apply-style-name="cf3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office:value-type="string" table:number-columns-spanned="10" table:number-rows-spanned="1" table:style-name="ce14">
            <text:p>T306AMAO - Benedick Steve, Hagner Kevin, Meyblum Jean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2">
            <text:p>n</text:p>
          </table:table-cell>
          <table:table-cell office:value-type="string" table:style-name="ce2">
            <text:p>Titre</text:p>
          </table:table-cell>
          <table:table-cell office:value-type="string" table:style-name="ce3">
            <text:p>Date de détection</text:p>
          </table:table-cell>
          <table:table-cell office:value-type="string" table:style-name="ce3">
            <text:p>Date d'apparition</text:p>
          </table:table-cell>
          <table:table-cell office:value-type="string" table:style-name="ce3">
            <text:p>Probabilité</text:p>
          </table:table-cell>
          <table:table-cell office:value-type="string" table:style-name="ce3">
            <text:p>Gravité</text:p>
          </table:table-cell>
          <table:table-cell office:value-type="string" table:style-name="ce3">
            <text:p>Indétectabilité</text:p>
          </table:table-cell>
          <table:table-cell office:value-type="string" table:style-name="ce3">
            <text:p>Niveau de risque</text:p>
          </table:table-cell>
          <table:table-cell office:value-type="string" table:style-name="ce3">
            <text:p>Actions préventives</text:p>
          </table:table-cell>
          <table:table-cell office:value-type="string" table:style-name="ce3">
            <text:p>Cout(En heure)</text:p>
          </table:table-cell>
          <table:table-cell table:number-columns-repeated="16374"/>
        </table:table-row>
        <table:table-row table:style-name="ro2">
          <table:table-cell office:value-type="string" table:number-columns-spanned="10" table:number-rows-spanned="1" table:style-name="ce15">
            <text:p>Paramètres généraux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float" office:value="1" table:number-columns-spanned="1" table:number-rows-spanned="2" table:style-name="ce16">
            <text:p>1</text:p>
          </table:table-cell>
          <table:table-cell office:value-type="string" table:number-columns-spanned="1" table:number-rows-spanned="2" table:style-name="ce17">
            <text:p>Définition imprécise d'un projet</text:p>
          </table:table-cell>
          <table:table-cell office:value-type="date" office:date-value="2011-09-03T00:00:00" table:number-columns-spanned="1" table:number-rows-spanned="2" table:style-name="ce18">
            <text:p>03/09/2011</text:p>
          </table:table-cell>
          <table:table-cell office:value-type="date" office:date-value="2011-09-10T00:00:00" table:number-columns-spanned="1" table:number-rows-spanned="2" table:style-name="ce19">
            <text:p>10/09/2011</text:p>
          </table:table-cell>
          <table:table-cell office:value-type="float" office:value="1" table:number-columns-spanned="1" table:number-rows-spanned="2" table:style-name="ce23">
            <text:p>1</text:p>
          </table:table-cell>
          <table:table-cell office:value-type="float" office:value="1" table:number-columns-spanned="1" table:number-rows-spanned="2" table:style-name="ce23">
            <text:p>1</text:p>
          </table:table-cell>
          <table:table-cell office:value-type="float" office:value="1" table:number-columns-spanned="1" table:number-rows-spanned="2" table:style-name="ce23">
            <text:p>1</text:p>
          </table:table-cell>
          <table:table-cell office:value-type="float" office:value="1" table:number-columns-spanned="1" table:number-rows-spanned="2" table:style-name="ce24">
            <text:p>1</text:p>
          </table:table-cell>
          <table:table-cell office:value-type="string" table:style-name="ce5">
            <text:p>Réunion avec le maître d'ouvrage</text:p>
          </table:table-cell>
          <table:table-cell office:value-type="string" table:style-name="ce5">
            <text:p>6 heures</text:p>
          </table:table-cell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Multiples livrables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6">
            <text:p>Taille d'un projet et durée</text:p>
          </table:table-cell>
          <table:table-cell office:value-type="date" office:date-value="2011-09-15T00:00:00" table:style-name="ce7">
            <text:p>15/09/2011</text:p>
          </table:table-cell>
          <table:table-cell table:style-name="ce8"/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6">
            <text:p>4</text:p>
          </table:table-cell>
          <table:table-cell office:value-type="string" table:style-name="ce5">
            <text:p>Estimation MS Project</text:p>
          </table:table-cell>
          <table:table-cell office:value-type="string" table:style-name="ce5">
            <text:p>5 heures</text:p>
          </table:table-cell>
          <table:table-cell table:number-columns-repeated="16374"/>
        </table:table-row>
        <table:table-row table:style-name="ro3">
          <table:table-cell office:value-type="float" office:value="3" table:number-columns-spanned="1" table:number-rows-spanned="2" table:style-name="ce16">
            <text:p>3</text:p>
          </table:table-cell>
          <table:table-cell office:value-type="string" table:number-columns-spanned="1" table:number-rows-spanned="2" table:style-name="ce17">
            <text:p>Complexité des projets</text:p>
          </table:table-cell>
          <table:table-cell office:value-type="date" office:date-value="2011-09-12T00:00:00" table:number-columns-spanned="1" table:number-rows-spanned="2" table:style-name="ce18">
            <text:p>12/09/2011</text:p>
          </table:table-cell>
          <table:table-cell office:value-type="date" office:date-value="2011-09-12T00:00:00" table:number-columns-spanned="1" table:number-rows-spanned="2" table:style-name="ce19">
            <text:p>12/09/2011</text:p>
          </table:table-cell>
          <table:table-cell office:value-type="float" office:value="2" table:number-columns-spanned="1" table:number-rows-spanned="2" table:style-name="ce23">
            <text:p>2</text:p>
          </table:table-cell>
          <table:table-cell office:value-type="float" office:value="5" table:number-columns-spanned="1" table:number-rows-spanned="2" table:style-name="ce23">
            <text:p>5</text:p>
          </table:table-cell>
          <table:table-cell office:value-type="float" office:value="1" table:number-columns-spanned="1" table:number-rows-spanned="2" table:style-name="ce23">
            <text:p>1</text:p>
          </table:table-cell>
          <table:table-cell office:value-type="float" office:value="10" table:number-columns-spanned="1" table:number-rows-spanned="2" table:style-name="ce24">
            <text:p>10</text:p>
          </table:table-cell>
          <table:table-cell office:value-type="string" table:style-name="ce5">
            <text:p>Réunion avec les anciens développeur du projet initial</text:p>
          </table:table-cell>
          <table:table-cell office:value-type="string" table:style-name="ce5">
            <text:p>3 heures</text:p>
          </table:table-cell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Analyse en profondeur du code existant</text:p>
          </table:table-cell>
          <table:table-cell office:value-type="string" table:style-name="ce5">
            <text:p>16 heures</text:p>
          </table:table-cell>
          <table:table-cell table:number-columns-repeated="16374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6">
            <text:p>Interdépendance des projets</text:p>
          </table:table-cell>
          <table:table-cell office:value-type="date" office:date-value="2011-09-15T00:00:00" table:style-name="ce7">
            <text:p>15/09/2011</text:p>
          </table:table-cell>
          <table:table-cell table:style-name="ce8"/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0" table:style-name="ce26">
            <text:p>10</text:p>
          </table:table-cell>
          <table:table-cell office:value-type="string" table:style-name="ce5">
            <text:p>Travail collaboratif, dépôt commun, ordre de développement</text:p>
          </table:table-cell>
          <table:table-cell office:value-type="string" table:style-name="ce5">
            <text:p>4 heures</text:p>
          </table:table-cell>
          <table:table-cell table:number-columns-repeated="16374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6">
            <text:p>Interface (Scanner)</text:p>
          </table:table-cell>
          <table:table-cell office:value-type="date" office:date-value="2011-10-10T00:00:00" table:style-name="ce7">
            <text:p>10/10/2011</text:p>
          </table:table-cell>
          <table:table-cell office:value-type="date" office:date-value="2011-10-10T00:00:00" table:style-name="ce10">
            <text:p>10/10/201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0" table:style-name="ce26">
            <text:p>10</text:p>
          </table:table-cell>
          <table:table-cell office:value-type="string" table:style-name="ce5">
            <text:p>Intégration de l'interface à l'application</text:p>
          </table:table-cell>
          <table:table-cell office:value-type="string" table:style-name="ce5">
            <text:p>16 heures</text:p>
          </table:table-cell>
          <table:table-cell table:number-columns-repeated="16374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6">
            <text:p>Interface (BDD ISBN)</text:p>
          </table:table-cell>
          <table:table-cell office:value-type="date" office:date-value="2011-09-20T00:00:00" table:style-name="ce7">
            <text:p>20/09/2011</text:p>
          </table:table-cell>
          <table:table-cell table:style-name="ce8"/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6">
            <text:p>5</text:p>
          </table:table-cell>
          <table:table-cell office:value-type="string" table:style-name="ce5">
            <text:p>Choix d'une interface stable et complète</text:p>
          </table:table-cell>
          <table:table-cell office:value-type="string" table:style-name="ce5">
            <text:p>8 heures</text:p>
          </table:table-cell>
          <table:table-cell table:number-columns-repeated="16374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6">
            <text:p>Interface (Mail)</text:p>
          </table:table-cell>
          <table:table-cell office:value-type="date" office:date-value="2011-09-22T00:00:00" table:style-name="ce7">
            <text:p>22/09/2011</text:p>
          </table:table-cell>
          <table:table-cell table:style-name="ce8"/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6">
            <text:p>5</text:p>
          </table:table-cell>
          <table:table-cell office:value-type="string" table:style-name="ce5">
            <text:p>Mise en place d'une norme pour les mails</text:p>
          </table:table-cell>
          <table:table-cell office:value-type="string" table:style-name="ce5">
            <text:p>4 heures</text:p>
          </table:table-cell>
          <table:table-cell table:number-columns-repeated="16374"/>
        </table:table-row>
        <table:table-row table:style-name="ro3">
          <table:table-cell office:value-type="float" office:value="8" table:number-columns-spanned="1" table:number-rows-spanned="2" table:style-name="ce16">
            <text:p>8</text:p>
          </table:table-cell>
          <table:table-cell office:value-type="string" table:number-columns-spanned="1" table:number-rows-spanned="2" table:style-name="ce17">
            <text:p>Sophistication</text:p>
          </table:table-cell>
          <table:table-cell office:value-type="date" office:date-value="2011-09-10T00:00:00" table:number-columns-spanned="1" table:number-rows-spanned="2" table:style-name="ce18">
            <text:p>10/09/2011</text:p>
          </table:table-cell>
          <table:table-cell office:value-type="date" office:date-value="2011-09-10T00:00:00" table:number-columns-spanned="1" table:number-rows-spanned="2" table:style-name="ce19">
            <text:p>10/09/2011</text:p>
          </table:table-cell>
          <table:table-cell office:value-type="float" office:value="5" table:number-columns-spanned="1" table:number-rows-spanned="2" table:style-name="ce23">
            <text:p>5</text:p>
          </table:table-cell>
          <table:table-cell office:value-type="float" office:value="1" table:number-columns-spanned="1" table:number-rows-spanned="2" table:style-name="ce23">
            <text:p>1</text:p>
          </table:table-cell>
          <table:table-cell office:value-type="float" office:value="2" table:number-columns-spanned="1" table:number-rows-spanned="2" table:style-name="ce23">
            <text:p>2</text:p>
          </table:table-cell>
          <table:table-cell office:value-type="float" office:value="10" table:number-columns-spanned="1" table:number-rows-spanned="2" table:style-name="ce24">
            <text:p>10</text:p>
          </table:table-cell>
          <table:table-cell office:value-type="string" table:style-name="ce5">
            <text:p>Réunion avec le maître d'ouvrage</text:p>
          </table:table-cell>
          <table:table-cell office:value-type="string" table:style-name="ce5">
            <text:p>6 heures</text:p>
          </table:table-cell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Mise au courant permanent des phases de développement</text:p>
          </table:table-cell>
          <table:table-cell office:value-type="string" table:style-name="ce5">
            <text:p>4 heures</text:p>
          </table:table-cell>
          <table:table-cell table:number-columns-repeated="16374"/>
        </table:table-row>
        <table:table-row table:style-name="ro2">
          <table:table-cell office:value-type="string" table:number-columns-spanned="10" table:number-rows-spanned="1" table:style-name="ce21">
            <text:p>Paramètres liés aux utilisateurs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float" office:value="9" table:number-columns-spanned="1" table:number-rows-spanned="2" table:style-name="ce16">
            <text:p>9</text:p>
          </table:table-cell>
          <table:table-cell office:value-type="string" table:number-columns-spanned="1" table:number-rows-spanned="2" table:style-name="ce17">
            <text:p>Compétences</text:p>
          </table:table-cell>
          <table:table-cell office:value-type="date" office:date-value="2011-09-10T00:00:00" table:number-columns-spanned="1" table:number-rows-spanned="2" table:style-name="ce18">
            <text:p>10/09/2011</text:p>
          </table:table-cell>
          <table:table-cell table:number-columns-spanned="1" table:number-rows-spanned="2" table:style-name="ce22"/>
          <table:table-cell office:value-type="float" office:value="5" table:number-columns-spanned="1" table:number-rows-spanned="2" table:style-name="ce23">
            <text:p>5</text:p>
          </table:table-cell>
          <table:table-cell office:value-type="float" office:value="2" table:number-columns-spanned="1" table:number-rows-spanned="2" table:style-name="ce23">
            <text:p>2</text:p>
          </table:table-cell>
          <table:table-cell office:value-type="float" office:value="1" table:number-columns-spanned="1" table:number-rows-spanned="2" table:style-name="ce23">
            <text:p>1</text:p>
          </table:table-cell>
          <table:table-cell office:value-type="float" office:value="10" table:number-columns-spanned="1" table:number-rows-spanned="2" table:style-name="ce24">
            <text:p>10</text:p>
          </table:table-cell>
          <table:table-cell office:value-type="string" table:style-name="ce5">
            <text:p>Manuel utilisateur</text:p>
          </table:table-cell>
          <table:table-cell office:value-type="string" table:style-name="ce5">
            <text:p>20 heures</text:p>
          </table:table-cell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Appliquer des règles d'ergonomie</text:p>
          </table:table-cell>
          <table:table-cell office:value-type="string" table:style-name="ce5">
            <text:p>7 heures</text:p>
          </table:table-cell>
          <table:table-cell table:number-columns-repeated="16374"/>
        </table:table-row>
        <table:table-row table:style-name="ro2">
          <table:table-cell office:value-type="string" table:number-columns-spanned="10" table:number-rows-spanned="1" table:style-name="ce21">
            <text:p>Paramètres liés à la maitrise d'ouvrage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6">
            <text:p>Décision</text:p>
          </table:table-cell>
          <table:table-cell office:value-type="date" office:date-value="2011-11-07T00:00:00" table:style-name="ce7">
            <text:p>07/11/2011</text:p>
          </table:table-cell>
          <table:table-cell table:style-name="ce8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office:value-type="string" table:style-name="ce5">
            <text:p>Proposition de solutions</text:p>
          </table:table-cell>
          <table:table-cell table:style-name="ce5"/>
          <table:table-cell table:number-columns-repeated="16374"/>
        </table:table-row>
        <table:table-row table:style-name="ro3">
          <table:table-cell office:value-type="float" office:value="11" table:number-columns-spanned="1" table:number-rows-spanned="2" table:style-name="ce16">
            <text:p>11</text:p>
          </table:table-cell>
          <table:table-cell office:value-type="string" table:number-columns-spanned="1" table:number-rows-spanned="2" table:style-name="ce17">
            <text:p>Coordination maîtrise d'ouvrage – maîtrise d'oeuvre</text:p>
          </table:table-cell>
          <table:table-cell office:value-type="date" office:date-value="2011-09-15T00:00:00" table:number-columns-spanned="1" table:number-rows-spanned="2" table:style-name="ce18">
            <text:p>15/09/2011</text:p>
          </table:table-cell>
          <table:table-cell office:value-type="date" office:date-value="2011-09-15T00:00:00" table:number-columns-spanned="1" table:number-rows-spanned="2" table:style-name="ce19">
            <text:p>15/09/2011</text:p>
          </table:table-cell>
          <table:table-cell office:value-type="float" office:value="2" table:number-columns-spanned="1" table:number-rows-spanned="2" table:style-name="ce23">
            <text:p>2</text:p>
          </table:table-cell>
          <table:table-cell office:value-type="float" office:value="2" table:number-columns-spanned="1" table:number-rows-spanned="2" table:style-name="ce23">
            <text:p>2</text:p>
          </table:table-cell>
          <table:table-cell office:value-type="float" office:value="1" table:number-columns-spanned="1" table:number-rows-spanned="2" table:style-name="ce23">
            <text:p>1</text:p>
          </table:table-cell>
          <table:table-cell office:value-type="float" office:value="4" table:number-columns-spanned="1" table:number-rows-spanned="2" table:style-name="ce24">
            <text:p>4</text:p>
          </table:table-cell>
          <table:table-cell office:value-type="string" table:style-name="ce5">
            <text:p>Privilégier les rapports directs</text:p>
          </table:table-cell>
          <table:table-cell table:style-name="ce5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Mise en place de réunions régulières</text:p>
          </table:table-cell>
          <table:table-cell office:value-type="string" table:style-name="ce5">
            <text:p>6 heures</text:p>
          </table:table-cell>
          <table:table-cell table:number-columns-repeated="16374"/>
        </table:table-row>
        <table:table-row table:style-name="ro2">
          <table:table-cell office:value-type="string" table:number-columns-spanned="10" table:number-rows-spanned="1" table:style-name="ce21">
            <text:p>Paramètres liés à la maîtrise d'oeuvre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string" table:style-name="ce6">
            <text:p>Maîtrise des demandes</text:p>
          </table:table-cell>
          <table:table-cell office:value-type="date" office:date-value="2011-11-07T00:00:00" table:style-name="ce7">
            <text:p>07/11/2011</text:p>
          </table:table-cell>
          <table:table-cell table:style-name="ce8"/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6">
            <text:p>8</text:p>
          </table:table-cell>
          <table:table-cell office:value-type="string" table:style-name="ce5">
            <text:p>Ne pas accepter les demandes non décrites dans le CDC (sauf si l'agenda le permet)</text:p>
          </table:table-cell>
          <table:table-cell table:style-name="ce5"/>
          <table:table-cell table:number-columns-repeated="16374"/>
        </table:table-row>
        <table:table-row table:style-name="ro3">
          <table:table-cell office:value-type="float" office:value="13" table:number-columns-spanned="1" table:number-rows-spanned="3" table:style-name="ce16">
            <text:p>13</text:p>
          </table:table-cell>
          <table:table-cell office:value-type="string" table:number-columns-spanned="1" table:number-rows-spanned="3" table:style-name="ce17">
            <text:p>Répartitions des charges</text:p>
          </table:table-cell>
          <table:table-cell office:value-type="date" office:date-value="2011-10-01T00:00:00" table:number-columns-spanned="1" table:number-rows-spanned="3" table:style-name="ce18">
            <text:p>01/10/2011</text:p>
          </table:table-cell>
          <table:table-cell table:number-columns-spanned="1" table:number-rows-spanned="3" table:style-name="ce22"/>
          <table:table-cell office:value-type="float" office:value="2" table:number-columns-spanned="1" table:number-rows-spanned="3" table:style-name="ce23">
            <text:p>2</text:p>
          </table:table-cell>
          <table:table-cell office:value-type="float" office:value="2" table:number-columns-spanned="1" table:number-rows-spanned="3" table:style-name="ce23">
            <text:p>2</text:p>
          </table:table-cell>
          <table:table-cell office:value-type="float" office:value="2" table:number-columns-spanned="1" table:number-rows-spanned="3" table:style-name="ce23">
            <text:p>2</text:p>
          </table:table-cell>
          <table:table-cell office:value-type="float" office:value="8" table:number-columns-spanned="1" table:number-rows-spanned="3" table:style-name="ce24">
            <text:p>8</text:p>
          </table:table-cell>
          <table:table-cell office:value-type="string" table:style-name="ce5">
            <text:p>Estimation MS Project</text:p>
          </table:table-cell>
          <table:table-cell office:value-type="string" table:style-name="ce5">
            <text:p>5 heures</text:p>
          </table:table-cell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Analyse des compétences de chacun</text:p>
          </table:table-cell>
          <table:table-cell office:value-type="string" table:style-name="ce5">
            <text:p>1 heures</text:p>
          </table:table-cell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Réunion entre les développeurs</text:p>
          </table:table-cell>
          <table:table-cell office:value-type="string" table:style-name="ce5">
            <text:p>10 heures</text:p>
          </table:table-cell>
          <table:table-cell table:number-columns-repeated="16374"/>
        </table:table-row>
        <table:table-row table:style-name="ro3">
          <table:table-cell office:value-type="float" office:value="14" table:number-columns-spanned="1" table:number-rows-spanned="2" table:style-name="ce16">
            <text:p>14</text:p>
          </table:table-cell>
          <table:table-cell office:value-type="string" table:number-columns-spanned="1" table:number-rows-spanned="2" table:style-name="ce17">
            <text:p>Méthodes / Normes</text:p>
          </table:table-cell>
          <table:table-cell office:value-type="date" office:date-value="2011-10-10T00:00:00" table:number-columns-spanned="1" table:number-rows-spanned="2" table:style-name="ce18">
            <text:p>10/10/2011</text:p>
          </table:table-cell>
          <table:table-cell table:number-columns-spanned="1" table:number-rows-spanned="2" table:style-name="ce22"/>
          <table:table-cell office:value-type="float" office:value="1" table:number-columns-spanned="1" table:number-rows-spanned="2" table:style-name="ce23">
            <text:p>1</text:p>
          </table:table-cell>
          <table:table-cell office:value-type="float" office:value="1" table:number-columns-spanned="1" table:number-rows-spanned="2" table:style-name="ce23">
            <text:p>1</text:p>
          </table:table-cell>
          <table:table-cell office:value-type="float" office:value="1" table:number-columns-spanned="1" table:number-rows-spanned="2" table:style-name="ce23">
            <text:p>1</text:p>
          </table:table-cell>
          <table:table-cell office:value-type="float" office:value="1" table:number-columns-spanned="1" table:number-rows-spanned="2" table:style-name="ce24">
            <text:p>1</text:p>
          </table:table-cell>
          <table:table-cell office:value-type="string" table:style-name="ce5">
            <text:p>Utilisation de normes de codage précises</text:p>
          </table:table-cell>
          <table:table-cell office:value-type="string" table:style-name="ce5">
            <text:p>1 heures</text:p>
          </table:table-cell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float" office:value="15" table:number-columns-spanned="1" table:number-rows-spanned="2" table:style-name="ce16">
            <text:p>15</text:p>
          </table:table-cell>
          <table:table-cell office:value-type="string" table:number-columns-spanned="1" table:number-rows-spanned="2" table:style-name="ce17">
            <text:p>Equipe projet</text:p>
          </table:table-cell>
          <table:table-cell office:value-type="date" office:date-value="2011-09-03T00:00:00" table:number-columns-spanned="1" table:number-rows-spanned="2" table:style-name="ce18">
            <text:p>03/09/2011</text:p>
          </table:table-cell>
          <table:table-cell table:number-columns-spanned="1" table:number-rows-spanned="2" table:style-name="ce22"/>
          <table:table-cell office:value-type="float" office:value="2" table:number-columns-spanned="1" table:number-rows-spanned="2" table:style-name="ce23">
            <text:p>2</text:p>
          </table:table-cell>
          <table:table-cell office:value-type="float" office:value="5" table:number-columns-spanned="1" table:number-rows-spanned="2" table:style-name="ce23">
            <text:p>5</text:p>
          </table:table-cell>
          <table:table-cell office:value-type="float" office:value="1" table:number-columns-spanned="1" table:number-rows-spanned="2" table:style-name="ce23">
            <text:p>1</text:p>
          </table:table-cell>
          <table:table-cell office:value-type="float" office:value="10" table:number-columns-spanned="1" table:number-rows-spanned="2" table:style-name="ce24">
            <text:p>10</text:p>
          </table:table-cell>
          <table:table-cell office:value-type="string" table:style-name="ce5">
            <text:p>Choix des coéquipiers</text:p>
          </table:table-cell>
          <table:table-cell table:style-name="ce5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Répartition des tâches en fonction des compétences et affinités</text:p>
          </table:table-cell>
          <table:table-cell office:value-type="string" table:style-name="ce5">
            <text:p>1 heures</text:p>
          </table:table-cell>
          <table:table-cell table:number-columns-repeated="16374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6">
            <text:p>Suivi</text:p>
          </table:table-cell>
          <table:table-cell office:value-type="date" office:date-value="2011-10-10T00:00:00" table:style-name="ce7">
            <text:p>10/10/2011</text:p>
          </table:table-cell>
          <table:table-cell table:style-name="ce8"/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0" table:style-name="ce26">
            <text:p>10</text:p>
          </table:table-cell>
          <table:table-cell office:value-type="string" table:style-name="ce5">
            <text:p>Publier l'avancement du travail en permanence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float" office:value="17" table:style-name="ce12">
            <text:p>17</text:p>
          </table:table-cell>
          <table:table-cell office:value-type="string" table:style-name="ce6">
            <text:p>Gestion des incidents / Réaction suite aux dérives</text:p>
          </table:table-cell>
          <table:table-cell office:value-type="date" office:date-value="2011-10-15T00:00:00" table:style-name="ce7">
            <text:p>15/10/2011</text:p>
          </table:table-cell>
          <table:table-cell table:style-name="ce8"/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8" table:style-name="ce26">
            <text:p>8</text:p>
          </table:table-cell>
          <table:table-cell office:value-type="string" table:style-name="ce5">
            <text:p>Tenir un journal des incidents</text:p>
          </table:table-cell>
          <table:table-cell office:value-type="string" table:style-name="ce5">
            <text:p>2 heures</text:p>
          </table:table-cell>
          <table:table-cell table:number-columns-repeated="16374"/>
        </table:table-row>
        <table:table-row table:style-name="ro1">
          <table:table-cell table:style-name="ce13"/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Feuille2" table:style-name="ta2">
        <table:table-column table:style-name="co5" table:default-cell-style-name="ce1"/>
        <table:table-column table:style-name="co1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Feuille3" table:style-name="ta2">
        <table:table-column table:style-name="co5" table:default-cell-style-name="ce1"/>
        <table:table-column table:style-name="co1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cf1" style:family="table-cell" style:data-style-name="N0">
      <style:table-cell-properties fo:background-color="#23FF23"/>
    </style:style>
    <style:style style:name="cf2" style:family="table-cell" style:data-style-name="N0">
      <style:table-cell-properties fo:background-color="#FF6309"/>
    </style:style>
    <style:style style:name="cf3" style:family="table-cell" style:data-style-name="N0">
      <style:table-cell-properties fo:background-color="#DC23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Orange" style:family="table-cell" style:data-style-name="N0">
      <style:table-cell-properties style:vertical-align="automatic" fo:background-color="#FF6309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ouge" style:family="table-cell" style:data-style-name="N0">
      <style:table-cell-properties style:vertical-align="automatic" fo:background-color="#FF3333"/>
    </style:style>
    <style:style style:name="Sans_32_nom1" style:display-name="Sans nom1" style:family="table-cell" style:data-style-name="N0">
      <style:table-cell-properties style:vertical-align="automatic" fo:background-color="#FF6309"/>
    </style:style>
    <style:style style:name="Sans_32_nom2" style:display-name="Sans nom2" style:family="table-cell" style:data-style-name="N0">
      <style:table-cell-properties style:vertical-align="automatic" fo:background-color="#DC2300"/>
    </style:style>
    <style:style style:name="Sans_32_nom3" style:display-name="Sans nom3" style:family="table-cell" style:data-style-name="N0">
      <style:table-cell-properties style:vertical-align="automatic" fo:background-color="#DC2300"/>
    </style:style>
    <style:style style:name="Vert" style:family="table-cell" style:data-style-name="N0">
      <style:table-cell-properties style:vertical-align="automatic" fo:background-color="#23FF23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Jean</meta:initial-creator>
    <dc:creator>Steve</dc:creator>
    <meta:creation-date>2011-11-07T11:39:08Z</meta:creation-date>
    <dc:date>2011-11-14T16:28:59Z</dc:date>
    <meta:editing-cycles>9</meta:editing-cycles>
    <meta:editing-duration>PT6291S</meta:editing-duration>
  </office:meta>
</office:document-meta>
</file>